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-color="#ffffff" fo:padding-top="-0.025cm" fo:padding-bottom="-0.025cm" fo:padding-left="-0.025cm" fo:padding-right="-0.025cm"/>
    </style:style>
    <style:style style:name="gr2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3" style:family="graphic" style:parent-style-name="standard">
      <style:graphic-properties draw:stroke="none" svg:stroke-width="0.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2cm" fo:min-width="1.6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-1cm"/>
          <draw:glue-point draw:id="6" svg:x="-2.5cm" svg:y="-3cm"/>
          <draw:glue-point draw:id="7" svg:x="2.5cm" svg:y="-3cm"/>
          <draw:glue-point draw:id="8" svg:x="0cm" svg:y="-3cm"/>
          <draw:circle draw:style-name="gr1" draw:layer="layout" svg:width="0.8cm" svg:height="0.8cm" svg:x="0.4cm" svg:y="0cm">
            <text:p/>
          </draw:circle>
          <draw:path draw:style-name="gr2" draw:layer="layout" svg:width="0.8cm" svg:height="0.8cm" svg:x="0.4cm" svg:y="0cm" svg:viewBox="0 0 801 801" svg:d="m400 0v801m-400-401h801">
            <text:p/>
          </draw:path>
          <draw:polygon draw:style-name="gr3" draw:layer="layout" svg:width="0.12cm" svg:height="0.12cm" svg:x="0.74cm" svg:y="0cm" svg:viewBox="0 0 121 121" draw:points="80,0 0,121 121,121">
            <text:p/>
          </draw:polygon>
          <draw:polygon draw:style-name="gr3" draw:layer="layout" svg:width="0.12cm" svg:height="0.12cm" svg:x="0.74cm" svg:y="0.68cm" svg:viewBox="0 0 121 121" draw:points="80,121 0,0 121,0">
            <text:p/>
          </draw:polygon>
          <draw:polygon draw:style-name="gr3" draw:layer="layout" svg:width="0.12cm" svg:height="0.12cm" svg:x="1.08cm" svg:y="0.34cm" svg:viewBox="0 0 121 121" draw:points="121,80 0,0 0,121">
            <text:p/>
          </draw:polygon>
          <draw:polygon draw:style-name="gr3" draw:layer="layout" svg:width="0.12cm" svg:height="0.12cm" svg:x="0.68cm" svg:y="0.34cm" svg:viewBox="0 0 121 121" draw:points="121,80 0,0 0,121">
            <text:p/>
          </draw:polygon>
          <draw:circle draw:style-name="gr3" draw:layer="layout" svg:width="0.4cm" svg:height="0.4cm" svg:x="0.6cm" svg:y="0.2cm">
            <text:p/>
          </draw:circle>
          <draw:frame draw:style-name="gr4" draw:layer="layout" svg:width="1.6cm" svg:height="1.2cm" svg:x="0cm" svg:y="0.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ybase - Replication Server</dc:title>
    <meta:creation-date>2011-02-07T17:09:20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